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 style:list-style-name="L1">
      <style:text-properties officeooo:rsid="0000b96c" officeooo:paragraph-rsid="0000b96c"/>
    </style:style>
    <style:style style:name="P3" style:family="paragraph" style:parent-style-name="Standard" style:list-style-name="">
      <style:text-properties officeooo:rsid="0000b96c" officeooo:paragraph-rsid="0000b96c"/>
    </style:style>
    <style:style style:name="P4" style:family="paragraph" style:parent-style-name="Standard" style:list-style-name="L2">
      <style:text-properties officeooo:paragraph-rsid="0000b96c"/>
    </style:style>
    <style:style style:name="T1" style:family="text">
      <style:text-properties officeooo:rsid="0000b96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ox model</text:h>
      <text:list text:style-name="L1">
        <text:list-item>
          <text:p text:style-name="P2">Create two boxes containing a paragraph, one with content-box y the other one with border-box. Decorate them with a 2px, continuous red border and with a light blue background color. Size them to 250x100px. Change their padding, border and margin and observe in developers’ tools how the behave</text:p>
        </text:list-item>
        <text:list-item>
          <text:p text:style-name="P2">Insert a significative amount of text inside the former paragraph so it won’t fit its box. Play with overflow property to see what happens.</text:p>
        </text:list-item>
      </text:list>
      <text:p text:style-name="P3"/>
      <text:h text:style-name="P1" text:outline-level="1">CSS Selectors</text:h>
      <text:list text:style-name="L2">
        <text:list-item>
          <text:p text:style-name="P4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4:02:31.832977042</meta:creation-date>
    <dc:date>2023-12-15T14:11:14.283341254</dc:date>
    <meta:editing-duration>PT8M44S</meta:editing-duration>
    <meta:editing-cycles>1</meta:editing-cycles>
    <meta:document-statistic meta:table-count="0" meta:image-count="0" meta:object-count="0" meta:page-count="2" meta:paragraph-count="5" meta:word-count="79" meta:character-count="461" meta:non-whitespace-character-count="389"/>
    <meta:generator>LibreOffice/7.6.1.2$Linux_X86_64 LibreOffice_project/f5defcebd022c5bc36bbb79be232cb6926d8f674</meta:generator>
  </office:meta>
</office:document-meta>
</file>